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Text_20_body">
      <style:text-properties officeooo:rsid="411190da" officeooo:paragraph-rsid="41182599"/>
    </style:style>
    <style:style style:name="P8" style:family="paragraph" style:parent-style-name="Text_20_body">
      <style:text-properties officeooo:rsid="41182599" officeooo:paragraph-rsid="41182599"/>
    </style:style>
    <style:style style:name="P9" style:family="paragraph" style:parent-style-name="Text_20_body">
      <style:text-properties officeooo:rsid="411ff11e" officeooo:paragraph-rsid="411ff11e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>
      <style:text-properties fo:font-style="italic" officeooo:rsid="411ff11e" officeooo:paragraph-rsid="411ff11e" style:font-style-asian="italic" style:font-style-complex="italic"/>
    </style:style>
    <style:style style:name="P12" style:family="paragraph" style:parent-style-name="Text_20_body">
      <style:text-properties fo:font-style="italic" officeooo:rsid="411ff11e" officeooo:paragraph-rsid="414be7f6" style:font-style-asian="italic" style:font-style-complex="italic"/>
    </style:style>
    <style:style style:name="P13" style:family="paragraph" style:parent-style-name="Text_20_body">
      <style:text-properties fo:font-style="italic" officeooo:rsid="4129afed" officeooo:paragraph-rsid="4139bb92" style:font-style-asian="italic" style:font-style-complex="italic"/>
    </style:style>
    <style:style style:name="P14" style:family="paragraph" style:parent-style-name="Text_20_body">
      <style:text-properties fo:font-style="italic" officeooo:rsid="412d36c9" officeooo:paragraph-rsid="4139bb92" style:font-style-asian="italic" style:font-style-complex="italic"/>
    </style:style>
    <style:style style:name="P15" style:family="paragraph" style:parent-style-name="Text_20_body">
      <style:text-properties fo:font-style="italic" officeooo:rsid="41332f71" officeooo:paragraph-rsid="4139bb92" style:font-style-asian="italic" style:font-style-complex="italic"/>
    </style:style>
    <style:style style:name="P16" style:family="paragraph" style:parent-style-name="Text_20_body">
      <style:text-properties fo:font-style="italic" officeooo:rsid="4139bb92" officeooo:paragraph-rsid="4139bb92" style:font-style-asian="italic" style:font-style-complex="italic"/>
    </style:style>
    <style:style style:name="P17" style:family="paragraph" style:parent-style-name="Text_20_body">
      <style:text-properties fo:font-style="italic" officeooo:rsid="413b4157" officeooo:paragraph-rsid="413b4157" style:font-style-asian="italic" style:font-style-complex="italic"/>
    </style:style>
    <style:style style:name="P18" style:family="paragraph" style:parent-style-name="Text_20_body">
      <style:text-properties fo:font-style="italic" officeooo:rsid="413d8032" officeooo:paragraph-rsid="413d8032" style:font-style-asian="italic" style:font-style-complex="italic"/>
    </style:style>
    <style:style style:name="P19" style:family="paragraph" style:parent-style-name="Text_20_body">
      <style:text-properties fo:font-style="italic" officeooo:rsid="41405f4f" officeooo:paragraph-rsid="41405f4f" style:font-style-asian="italic" style:font-style-complex="italic"/>
    </style:style>
    <style:style style:name="P20" style:family="paragraph" style:parent-style-name="Text_20_body">
      <style:text-properties fo:font-style="italic" officeooo:rsid="4140ca62" officeooo:paragraph-rsid="4140ca62" style:font-style-asian="italic" style:font-style-complex="italic"/>
    </style:style>
    <style:style style:name="P21" style:family="paragraph" style:parent-style-name="Text_20_body">
      <style:text-properties fo:font-style="italic" officeooo:rsid="4141aadd" officeooo:paragraph-rsid="4141aadd" style:font-style-asian="italic" style:font-style-complex="italic"/>
    </style:style>
    <style:style style:name="P22" style:family="paragraph" style:parent-style-name="Text_20_body">
      <style:text-properties fo:font-style="italic" officeooo:rsid="41454494" officeooo:paragraph-rsid="41454494" style:font-style-asian="italic" style:font-style-complex="italic"/>
    </style:style>
    <style:style style:name="P23" style:family="paragraph" style:parent-style-name="Text_20_body">
      <style:text-properties fo:font-style="italic" officeooo:rsid="414f9b79" officeooo:paragraph-rsid="414f9b79" style:font-style-asian="italic" style:font-style-complex="italic"/>
    </style:style>
    <style:style style:name="P24" style:family="paragraph" style:parent-style-name="Text_20_body">
      <style:text-properties officeooo:rsid="412b556e" officeooo:paragraph-rsid="4139bb92"/>
    </style:style>
    <style:style style:name="P25" style:family="paragraph" style:parent-style-name="Text_20_body">
      <style:text-properties officeooo:rsid="413b5111" officeooo:paragraph-rsid="413b5111"/>
    </style:style>
    <style:style style:name="P26" style:family="paragraph" style:parent-style-name="Text_20_body">
      <style:text-properties officeooo:rsid="4141aadd" officeooo:paragraph-rsid="4141aadd"/>
    </style:style>
    <style:style style:name="P27" style:family="paragraph" style:parent-style-name="Text_20_body">
      <style:text-properties style:text-line-through-style="none" style:text-line-through-type="none" fo:font-style="italic" officeooo:rsid="4129afed" officeooo:paragraph-rsid="4129afed" style:language-asian="cs" style:country-asian="CZ" style:font-style-asian="italic" style:font-style-complex="italic"/>
    </style:style>
    <style:style style:name="P28" style:family="paragraph" style:parent-style-name="Text_20_body">
      <style:text-properties style:text-line-through-style="none" style:text-line-through-type="none" fo:font-style="italic" officeooo:rsid="4134b331" officeooo:paragraph-rsid="4134b331" style:language-asian="cs" style:country-asian="CZ" style:font-style-asian="italic" style:font-style-complex="italic"/>
    </style:style>
    <style:style style:name="P29" style:family="paragraph" style:parent-style-name="Text_20_body">
      <style:text-properties style:text-line-through-style="none" style:text-line-through-type="none" fo:font-style="italic" officeooo:rsid="413e9ed5" officeooo:paragraph-rsid="413e9ed5" style:language-asian="cs" style:country-asian="CZ" style:font-style-asian="italic" style:font-style-complex="italic"/>
    </style:style>
    <style:style style:name="P30" style:family="paragraph" style:parent-style-name="Text_20_body">
      <style:text-properties style:text-line-through-style="none" style:text-line-through-type="none" fo:font-style="italic" officeooo:rsid="41365d08" officeooo:paragraph-rsid="41365d08" style:language-asian="cs" style:country-asian="CZ" style:font-style-asian="italic" style:font-style-complex="italic"/>
    </style:style>
    <style:style style:name="P31" style:family="paragraph" style:parent-style-name="Text_20_body">
      <style:text-properties style:text-line-through-style="none" style:text-line-through-type="none" fo:font-style="italic" officeooo:rsid="412b556e" officeooo:paragraph-rsid="4139bb92" style:language-asian="cs" style:country-asian="CZ" style:font-style-asian="italic" style:font-style-complex="italic"/>
    </style:style>
    <style:style style:name="P32" style:family="paragraph" style:parent-style-name="Text_20_body">
      <style:text-properties style:text-line-through-style="none" style:text-line-through-type="none" fo:font-style="italic" officeooo:rsid="4139bb92" officeooo:paragraph-rsid="4139bb92" style:language-asian="cs" style:country-asian="CZ" style:font-style-asian="italic" style:font-style-complex="italic"/>
    </style:style>
    <style:style style:name="P33" style:family="paragraph" style:parent-style-name="Text_20_body">
      <style:text-properties style:text-line-through-style="none" style:text-line-through-type="none" fo:font-style="italic" officeooo:rsid="412de3ea" officeooo:paragraph-rsid="412de3ea" style:language-asian="cs" style:country-asian="CZ" style:font-style-asian="italic" style:font-style-complex="italic"/>
    </style:style>
    <style:style style:name="P34" style:family="paragraph" style:parent-style-name="Text_20_body">
      <style:text-properties style:text-line-through-style="none" style:text-line-through-type="none" fo:font-style="italic" officeooo:rsid="413d8032" officeooo:paragraph-rsid="413d8032" style:language-asian="cs" style:country-asian="CZ" style:font-style-asian="italic" style:font-style-complex="italic"/>
    </style:style>
    <style:style style:name="P35" style:family="paragraph" style:parent-style-name="Text_20_body">
      <style:text-properties style:text-line-through-style="none" style:text-line-through-type="none" fo:font-style="normal" officeooo:rsid="412b556e" officeooo:paragraph-rsid="4139bb92" style:language-asian="cs" style:country-asian="CZ" style:font-style-asian="normal" style:font-style-complex="normal"/>
    </style:style>
    <style:style style:name="P36" style:family="paragraph" style:parent-style-name="Text_20_body">
      <style:text-properties style:text-line-through-style="none" style:text-line-through-type="none" officeooo:rsid="4141c88a" officeooo:paragraph-rsid="4141c88a" style:language-asian="cs" style:country-asian="CZ"/>
    </style:style>
    <style:style style:name="P37" style:family="paragraph" style:parent-style-name="Text_20_body">
      <style:text-properties officeooo:rsid="411c1c2e" officeooo:paragraph-rsid="414a3527"/>
    </style:style>
    <style:style style:name="P38" style:family="paragraph" style:parent-style-name="Text_20_body">
      <style:text-properties officeooo:rsid="414be7f6" officeooo:paragraph-rsid="414be7f6"/>
    </style:style>
    <style:style style:name="P39" style:family="paragraph" style:parent-style-name="Text_20_body">
      <style:text-properties officeooo:rsid="41114927" officeooo:paragraph-rsid="414c3847"/>
    </style:style>
    <style:style style:name="P40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41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42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43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46" style:family="paragraph" style:parent-style-name="Standard">
      <style:paragraph-properties fo:text-align="center" style:justify-single-word="false"/>
      <style:text-properties fo:font-size="28pt" officeooo:rsid="410fb085" officeooo:paragraph-rsid="410fb085" style:font-size-asian="24.5pt" style:font-size-complex="28pt"/>
    </style:style>
    <style:style style:name="P47" style:family="paragraph" style:parent-style-name="Example_20_Header">
      <style:text-properties officeooo:paragraph-rsid="0ce95318"/>
    </style:style>
    <style:style style:name="P48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50" style:family="paragraph" style:parent-style-name="Example">
      <style:text-properties officeooo:rsid="412b556e" officeooo:paragraph-rsid="412b556e"/>
    </style:style>
    <style:style style:name="P51" style:family="paragraph" style:parent-style-name="Example">
      <style:text-properties officeooo:paragraph-rsid="4139bb92"/>
    </style:style>
    <style:style style:name="P52" style:family="paragraph" style:parent-style-name="Example">
      <style:text-properties officeooo:paragraph-rsid="413e9ed5"/>
    </style:style>
    <style:style style:name="P53" style:family="paragraph" style:parent-style-name="Example">
      <style:text-properties officeooo:paragraph-rsid="414246e7"/>
    </style:style>
    <style:style style:name="P54" style:family="paragraph" style:parent-style-name="Example">
      <style:text-properties officeooo:paragraph-rsid="41441f56"/>
    </style:style>
    <style:style style:name="P55" style:family="paragraph" style:parent-style-name="Example">
      <style:text-properties officeooo:rsid="41441f56" officeooo:paragraph-rsid="41441f56"/>
    </style:style>
    <style:style style:name="P56" style:family="paragraph" style:parent-style-name="Example">
      <style:text-properties officeooo:rsid="41441f56" officeooo:paragraph-rsid="41446aab"/>
    </style:style>
    <style:style style:name="P57" style:family="paragraph" style:parent-style-name="Example">
      <style:text-properties officeooo:paragraph-rsid="41446aab"/>
    </style:style>
    <style:style style:name="P58" style:family="paragraph" style:parent-style-name="Example">
      <style:text-properties officeooo:paragraph-rsid="41454494"/>
    </style:style>
    <style:style style:name="P59" style:family="paragraph" style:parent-style-name="Example">
      <style:text-properties officeooo:rsid="412de3ea" officeooo:paragraph-rsid="412de3ea"/>
    </style:style>
    <style:style style:name="P60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61" style:family="paragraph" style:parent-style-name="Text_20_body">
      <style:text-properties fo:font-style="italic" officeooo:rsid="414ab30a" officeooo:paragraph-rsid="41547e7d" style:font-style-asian="italic" style:font-style-complex="italic"/>
    </style:style>
    <style:style style:name="P62" style:family="paragraph" style:parent-style-name="Text_20_body">
      <style:text-properties fo:font-style="italic" officeooo:rsid="41557d3f" officeooo:paragraph-rsid="41557d3f" style:font-style-asian="italic" style:font-style-complex="italic"/>
    </style:style>
    <style:style style:name="P63" style:family="paragraph" style:parent-style-name="Text_20_body">
      <style:text-properties officeooo:rsid="41468b36" officeooo:paragraph-rsid="41468b36"/>
    </style:style>
    <style:style style:name="P64" style:family="paragraph" style:parent-style-name="Text_20_body">
      <style:text-properties officeooo:rsid="41468b36" officeooo:paragraph-rsid="4149214a"/>
    </style:style>
    <style:style style:name="P65" style:family="paragraph" style:parent-style-name="Text_20_body">
      <style:text-properties officeooo:rsid="41468b36" officeooo:paragraph-rsid="4161b29c"/>
    </style:style>
    <style:style style:name="P66" style:family="paragraph" style:parent-style-name="Text_20_body">
      <style:text-properties officeooo:rsid="41557d3f" officeooo:paragraph-rsid="41598b2f"/>
    </style:style>
    <style:style style:name="P67" style:family="paragraph" style:parent-style-name="Text_20_body">
      <style:text-properties officeooo:rsid="415e7447" officeooo:paragraph-rsid="415e7447"/>
    </style:style>
    <style:style style:name="P68" style:family="paragraph" style:parent-style-name="Heading_20_2">
      <style:text-properties officeooo:paragraph-rsid="41171571"/>
    </style:style>
    <style:style style:name="P69" style:family="paragraph" style:parent-style-name="Heading_20_2">
      <style:text-properties officeooo:paragraph-rsid="4139bb92"/>
    </style:style>
    <style:style style:name="P70" style:family="paragraph" style:parent-style-name="Heading_20_3">
      <style:text-properties officeooo:rsid="41299ed8" officeooo:paragraph-rsid="41332f71"/>
    </style:style>
    <style:style style:name="P71" style:family="paragraph" style:parent-style-name="Heading_20_3">
      <style:text-properties officeooo:rsid="41299ed8" officeooo:paragraph-rsid="4139bb92"/>
    </style:style>
    <style:style style:name="P72" style:family="paragraph" style:parent-style-name="Heading_20_3">
      <style:text-properties style:text-line-through-style="none" style:text-line-through-type="none" officeooo:paragraph-rsid="4129afed" style:language-asian="cs" style:country-asian="CZ"/>
    </style:style>
    <style:style style:name="P73" style:family="paragraph" style:parent-style-name="Heading_20_3">
      <style:text-properties style:text-line-through-style="none" style:text-line-through-type="none" officeooo:paragraph-rsid="4139bb92" style:language-asian="cs" style:country-asian="CZ"/>
    </style:style>
    <style:style style:name="P74" style:family="paragraph" style:parent-style-name="Heading_20_3">
      <style:text-properties style:text-line-through-style="none" style:text-line-through-type="none" officeooo:paragraph-rsid="412de3ea" style:language-asian="cs" style:country-asian="CZ"/>
    </style:style>
    <style:style style:name="P75" style:family="paragraph" style:parent-style-name="Heading_20_4">
      <style:text-properties officeooo:rsid="411b7d30" officeooo:paragraph-rsid="411b7d30"/>
    </style:style>
    <style:style style:name="P76" style:family="paragraph" style:parent-style-name="Heading_20_4">
      <style:text-properties officeooo:rsid="4119da5a" officeooo:paragraph-rsid="4119da5a"/>
    </style:style>
    <style:style style:name="T1" style:family="text">
      <style:text-properties style:text-line-through-style="none" style:text-line-through-type="none" fo:font-style="italic" style:language-asian="cs" style:country-asian="CZ" style:font-style-asian="italic" style:font-style-complex="italic"/>
    </style:style>
    <style:style style:name="T2" style:family="text">
      <style:text-properties style:text-line-through-style="none" style:text-line-through-type="none" style:language-asian="cs" style:country-asian="CZ"/>
    </style:style>
    <style:style style:name="T3" style:family="text">
      <style:text-properties style:text-line-through-style="none" style:text-line-through-type="none" officeooo:rsid="4052fb12" style:language-asian="cs" style:country-asian="CZ"/>
    </style:style>
    <style:style style:name="T4" style:family="text">
      <style:text-properties style:text-line-through-style="none" style:text-line-through-type="none" officeooo:rsid="412b556e" style:language-asian="cs" style:country-asian="CZ"/>
    </style:style>
    <style:style style:name="T5" style:family="text">
      <style:text-properties style:text-line-through-style="none" style:text-line-through-type="none" officeooo:rsid="41332f71" style:language-asian="cs" style:country-asian="CZ"/>
    </style:style>
    <style:style style:name="T6" style:family="text">
      <style:text-properties style:text-line-through-style="none" style:text-line-through-type="none" officeooo:rsid="41299ed8" style:language-asian="cs" style:country-asian="CZ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41182599" style:font-style-asian="italic" style:font-style-complex="italic"/>
    </style:style>
    <style:style style:name="T9" style:family="text">
      <style:text-properties fo:font-style="italic" officeooo:rsid="4127ad25" style:font-style-asian="italic" style:font-style-complex="italic"/>
    </style:style>
    <style:style style:name="T10" style:family="text">
      <style:text-properties fo:font-style="italic" officeooo:rsid="41582817" style:font-style-asian="italic" style:font-style-complex="italic"/>
    </style:style>
    <style:style style:name="T11" style:family="text">
      <style:text-properties fo:font-style="italic" officeooo:rsid="41261fb4" style:font-style-asian="italic" style:font-style-complex="italic"/>
    </style:style>
    <style:style style:name="T12" style:family="text">
      <style:text-properties fo:font-style="italic" officeooo:rsid="415ae23e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4127ad25" style:font-style-asian="normal" style:font-style-complex="normal"/>
    </style:style>
    <style:style style:name="T15" style:family="text">
      <style:text-properties fo:font-style="normal" officeooo:rsid="414a3527" style:font-style-asian="normal" style:font-style-complex="normal"/>
    </style:style>
    <style:style style:name="T16" style:family="text">
      <style:text-properties officeooo:rsid="40ec13cf"/>
    </style:style>
    <style:style style:name="T17" style:family="text">
      <style:text-properties officeooo:rsid="41182599"/>
    </style:style>
    <style:style style:name="T18" style:family="text">
      <style:text-properties officeooo:rsid="411c1c2e"/>
    </style:style>
    <style:style style:name="T19" style:family="text">
      <style:text-properties officeooo:rsid="41250703"/>
    </style:style>
    <style:style style:name="T20" style:family="text">
      <style:text-properties officeooo:rsid="41261fb4"/>
    </style:style>
    <style:style style:name="T21" style:family="text">
      <style:text-properties officeooo:rsid="4127ad25"/>
    </style:style>
    <style:style style:name="T22" style:family="text">
      <style:text-properties officeooo:rsid="412d36c9"/>
    </style:style>
    <style:style style:name="T23" style:family="text">
      <style:text-properties officeooo:rsid="41332f71"/>
    </style:style>
    <style:style style:name="T24" style:family="text">
      <style:text-properties officeooo:rsid="413be340"/>
    </style:style>
    <style:style style:name="T25" style:family="text">
      <style:text-properties officeooo:rsid="413d59bb"/>
    </style:style>
    <style:style style:name="T26" style:family="text">
      <style:text-properties officeooo:rsid="413e9ed5"/>
    </style:style>
    <style:style style:name="T27" style:family="text">
      <style:text-properties officeooo:rsid="41405f4f"/>
    </style:style>
    <style:style style:name="T28" style:family="text">
      <style:text-properties officeooo:rsid="414246e7"/>
    </style:style>
    <style:style style:name="T29" style:family="text">
      <style:text-properties officeooo:rsid="41441f56"/>
    </style:style>
    <style:style style:name="T30" style:family="text">
      <style:text-properties officeooo:rsid="41446aab"/>
    </style:style>
    <style:style style:name="T31" style:family="text">
      <style:text-properties officeooo:rsid="41454494"/>
    </style:style>
    <style:style style:name="T32" style:family="text">
      <style:text-properties officeooo:rsid="22d6a232"/>
    </style:style>
    <style:style style:name="T33" style:family="text">
      <style:text-properties officeooo:rsid="41477c4c"/>
    </style:style>
    <style:style style:name="T34" style:family="text">
      <style:text-properties officeooo:rsid="414a3527"/>
    </style:style>
    <style:style style:name="T35" style:family="text">
      <style:text-properties officeooo:rsid="414ab30a"/>
    </style:style>
    <style:style style:name="T36" style:family="text">
      <style:text-properties officeooo:rsid="414be7f6"/>
    </style:style>
    <style:style style:name="T37" style:family="text">
      <style:text-properties officeooo:rsid="414db2d0"/>
    </style:style>
    <style:style style:name="T38" style:family="text">
      <style:text-properties officeooo:rsid="414f9ab3"/>
    </style:style>
    <style:style style:name="T39" style:family="text">
      <style:text-properties officeooo:rsid="4156e113"/>
    </style:style>
    <style:style style:name="T40" style:family="text">
      <style:text-properties officeooo:rsid="41582817"/>
    </style:style>
    <style:style style:name="T41" style:family="text">
      <style:text-properties officeooo:rsid="41598b2f"/>
    </style:style>
    <style:style style:name="T42" style:family="text">
      <style:text-properties fo:color="#333333" style:font-name="CharisSILW" fo:font-size="9pt" fo:letter-spacing="normal" fo:font-style="italic" fo:font-weight="normal"/>
    </style:style>
    <style:style style:name="T43" style:family="text">
      <style:text-properties officeooo:rsid="4163a7d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6"/>
      <text:p text:style-name="P6"/>
      <text:p text:style-name="P44">Dračák</text:p>
      <text:p text:style-name="P40"/>
      <text:p text:style-name="P40"/>
      <text:p text:style-name="P45">podle staré školy</text:p>
      <text:p text:style-name="P41"/>
      <text:p text:style-name="P46">SCHOPNOSTI POVOLÁNÍ</text:p>
      <text:p text:style-name="P41"/>
      <text:p text:style-name="P42"/>
      <text:p text:style-name="P41"/>
      <text:p text:style-name="P41"/>
      <text:p text:style-name="P41"/>
      <text:p text:style-name="P41"/>
      <text:p text:style-name="P41"><text:soft-page-break/></text:p>
      <text:p text:style-name="P43"/>
      <text:p text:style-name="P3">Michal Světlý</text:p>
      <text:p text:style-name="P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48"><text:a xlink:type="simple" xlink:href="#__RefHeading___Toc1652_4210766435" text:style-name="Internet_20_link" text:visited-style-name="Internet_20_link">Boj</text:a><text:tab/>3</text:p>
          <text:p text:style-name="P49"><text:a xlink:type="simple" xlink:href="#__RefHeading___Toc35032_2345985184" text:style-name="Internet_20_link" text:visited-style-name="Internet_20_link">Jak se učit pravidla pro boj</text:a><text:tab/>3</text:p>
          <text:p text:style-name="P49"><text:a xlink:type="simple" xlink:href="#__RefHeading___Toc12860_4230435934" text:style-name="Internet_20_link" text:visited-style-name="Internet_20_link">Představení situace</text:a><text:tab/>3</text:p>
          <text:p text:style-name="P49"><text:a xlink:type="simple" xlink:href="#__RefHeading___Toc12862_4230435934" text:style-name="Internet_20_link" text:visited-style-name="Internet_20_link">Kola</text:a><text:tab/>4</text:p>
          <text:p text:style-name="P49"><text:a xlink:type="simple" xlink:href="#__RefHeading___Toc1656_4210766435" text:style-name="Internet_20_link" text:visited-style-name="Internet_20_link">Úmysly</text:a><text:tab/>5</text:p>
          <text:p text:style-name="P49"><text:a xlink:type="simple" xlink:href="#__RefHeading___Toc33057_2891756509" text:style-name="Internet_20_link" text:visited-style-name="Internet_20_link">Hod na úspěch a na obranu</text:a><text:tab/>11</text:p>
          <text:p text:style-name="P49"><text:a xlink:type="simple" xlink:href="#__RefHeading___Toc33059_2891756509" text:style-name="Internet_20_link" text:visited-style-name="Internet_20_link"><text:span text:style-name="T13">Z</text:span></text:a><text:a xlink:type="simple" xlink:href="#__RefHeading___Toc33059_2891756509" text:style-name="Internet_20_link" text:visited-style-name="Internet_20_link"><text:span text:style-name="T13">ranění</text:span></text:a><text:tab/>17</text:p>
          <text:p text:style-name="P49"><text:a xlink:type="simple" xlink:href="#__RefHeading___Toc35034_2345985184" text:style-name="Internet_20_link" text:visited-style-name="Internet_20_link">Váš první souboj</text:a><text:tab/>25</text:p>
          <text:p text:style-name="P49"><text:a xlink:type="simple" xlink:href="#__RefHeading___Toc33233_2891756509" text:style-name="Internet_20_link" text:visited-style-name="Internet_20_link">Výhody a nevýhody</text:a><text:tab/>25</text:p>
          <text:p text:style-name="P49"><text:a xlink:type="simple" xlink:href="#__RefHeading___Toc33235_2891756509" text:style-name="Internet_20_link" text:visited-style-name="Internet_20_link">Úspěchy</text:a><text:tab/>31</text:p>
          <text:p text:style-name="P49"><text:a xlink:type="simple" xlink:href="#__RefHeading___Toc33231_2891756509" text:style-name="Internet_20_link" text:visited-style-name="Internet_20_link">Pořadí házení</text:a><text:tab/>51</text:p>
          <text:p text:style-name="P49"><text:a xlink:type="simple" xlink:href="#__RefHeading___Toc35036_2345985184" text:style-name="Internet_20_link" text:visited-style-name="Internet_20_link">Taktické možnosti</text:a><text:tab/>53</text:p>
          <text:p text:style-name="P49"><text:a xlink:type="simple" xlink:href="#__RefHeading___Toc35038_2345985184" text:style-name="Internet_20_link" text:visited-style-name="Internet_20_link">Časté situace v boji</text:a><text:tab/>56</text:p>
          <text:p text:style-name="P48"><text:a xlink:type="simple" xlink:href="#__RefHeading___Toc39185_1173674893" text:style-name="Internet_20_link" text:visited-style-name="Internet_20_link">Shrnutí pravidel pro boj</text:a><text:tab/>65</text:p>
        </text:index-body>
      </text:table-of-content>
      <text:p text:style-name="P4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Verze 0.<text:span text:style-name="T16">11</text:span></text:p>
      <text:h text:style-name="Heading_20_2" text:outline-level="2"><text:bookmark-start text:name="__RefHeading___Toc1652_4210766435"/>Válečník<text:bookmark-end text:name="__RefHeading___Toc1652_4210766435"/></text:h>
      <text:h text:style-name="P75" text:outline-level="4">Trysk</text:h>
      <text:p text:style-name="P61">rasová schopnost pro barbary, asi i pro lidi</text:p>
      <text:p text:style-name="P39">Po tolik kol, kolik máš Fyzičku, <text:span text:style-name="T18">udržíš krok s koněm v trysku (běžíš tedy dvojnásobnou rychlostí)</text:span>. <text:span text:style-name="T20">Zopakovat podobný výkon zvládneš až po několika minutách odpočinku.<text:line-break/><text:tab/>Účinek </text:span><text:span text:style-name="T11">trysku</text:span><text:span text:style-name="T20"> se násobí s magickým </text:span><text:span text:style-name="T11">zrychlení</text:span><text:span text:style-name="T12">m</text:span><text:span text:style-name="T20">. Když na tebe tedy někdo sešle kouzlo </text:span><text:span text:style-name="T11">rychlost</text:span><text:span text:style-name="T20"> nebo vypiješ stejnojmenný lektvar a přitom použiješ schopnost </text:span><text:span text:style-name="T11">trysk</text:span><text:span text:style-name="T20">, poběžíš čtyřikrát rychleji než obyčejný člověk.</text:span></text:p>
      <text:h text:style-name="Heading_20_4" text:outline-level="4">Ocelový stisk</text:h>
      <text:p text:style-name="P61">rasová schopnost pro barbary</text:p>
      <text:p text:style-name="P7">Ve stisku máš sílu jako svěrák. <text:span text:style-name="T17">Když někoho škrtíš jednou rukou, máš zranění 1, oběma 2 (nesčítá se s </text:span><text:span text:style-name="T8">lamželezem</text:span><text:span text:style-name="T17">). Není možné ti vyrazit zbraň z ruky.</text:span></text:p>
      <text:h text:style-name="Heading_20_4" text:outline-level="4">Lamželezo</text:h>
      <text:p text:style-name="P61">rasová schopnost pro barbary</text:p>
      <text:p text:style-name="P8">Dokážeš rukama lámat meče, ohýbat ocelové nosníky a podobně. V zápase <text:span text:style-name="T19">beze zbraně</text:span> máš zranění 1 (nesčítá se s <text:span text:style-name="T7">ocelovým stiskem</text:span>).</text:p>
      <text:h text:style-name="P76" text:outline-level="4"><text:soft-page-break/>Pevný <text:span text:style-name="T34">postoj</text:span></text:h>
      <text:p text:style-name="P61">rasová schopnost pro barbary</text:p>
      <text:p text:style-name="P38">Když se pořádně rozkročíš, stojíš pevně jako skála a nehne s tebou ani tažný kůň. <text:span text:style-name="T38">Obyčejní</text:span> protivníci tě tedy nedokáží srazit k zemi, odtáhnout, <text:span text:style-name="T37">ani</text:span> někam zatlačit.</text:p>
      <text:h text:style-name="Heading_20_4" text:outline-level="4">Vzpěrač</text:h>
      <text:p text:style-name="P12"><text:span text:style-name="T36">základní</text:span> <text:span text:style-name="T35">schopnost, rasová schopnost pro barbary</text:span></text:p>
      <text:p text:style-name="P37">Dokážeš zvednout <text:span text:style-name="T20">břemeno o váze dospělého býka a pomalu s ním ujít až několik stovek metrů, než ti dojdou síly. Zopakovat podobný výkon zvládneš až po několika minutách odpočinku.</text:span></text:p>
      <text:h text:style-name="Heading_20_4" text:outline-level="4">Bojové šílenství</text:h>
      <text:p text:style-name="P11">mistrovská <text:span text:style-name="T35">schopnost</text:span></text:p>
      <text:p text:style-name="P9">Když ti v boji životy klesnou na nul<text:span text:style-name="T21">u</text:span> nebo níž, nejsi vyřazený. Místo toho u tebe propukne bojové šílenství. <text:span text:style-name="T21">Začneš strašlivě řvát, od úst ti půjde pěna a vrhneš se jako bouře na nepřátele. Nebudeš při tom vnímat, co ti kdo říká, a nezastavíš se, dokud nebudou všichni nepřátelé </text:span><text:span text:style-name="T9">mrtví</text:span><text:span text:style-name="T21"> nebo sám upadneš do </text:span><text:span text:style-name="T9">bezvědomí</text:span><text:span text:style-name="T14"> </text:span><text:span text:style-name="T15">(tedy když tvé životy klesnou na -6 nebo níž)</text:span><text:span text:style-name="T14">.</text:span></text:p>
      <text:h text:style-name="Heading_20_4" text:outline-level="4">Zastrašení</text:h>
      <text:p text:style-name="P23">pokročilá schopnost</text:p>
      <text:p text:style-name="P64"><text:span text:style-name="T32">Zastrašení musíš vždy něčím spustit: spustit hrozivý válečný řev, rozpůlit jednoho z nepřátel, zasadit protivníkovi těžkou ránu, dostat ho do nevýhodné situace, nebo mu třeba připomenout, kolik takových jako on jsi už zabil. </text:span>Všem protivníkům, kteří jsou toho svědkem, přeběhne mráz po zádech a dobře si rozmyslí, jestli jim <text:soft-page-break/>střet s tebou stojí za to. Pokud se rozhodnou svůj strach překonat, budou si proti tobě do konce boje počítat nevýhodu.<text:line-break/><text:tab/>Zastrašování zabere jedno kolo, <text:span text:style-name="T40">ve</text:span> kterém si neházíš <text:span text:style-name="T7">na úspěch</text:span> a nemůžeš použít <text:span text:style-name="T7">plnou obranu</text:span>. <text:span text:style-name="T32">Zastrašovat můžeš i před bojem.</text:span></text:p>
      <text:h text:style-name="Heading_20_4" text:outline-level="4">Neohroženost</text:h>
      <text:p text:style-name="P63">Máš pro strach uděláno. Nepůsobí na tebe válečnická schopnost <text:span text:style-name="T7">zastrašení.</text:span> <text:span text:style-name="T33">Magicky způsobený strach na tebe působí jen jedno následující kolo</text:span>.</text:p>
      <text:h text:style-name="Heading_20_4" text:outline-level="4">Plíce jako měchy</text:h>
      <text:p text:style-name="P67">Dokážeš zadržet dech na několik minut. Můžeš se takto potápět do velké hloubky, nebo třeba bez obav bojovat v jedovatém plynu.</text:p>
      <text:h text:style-name="Heading_20_4" text:outline-level="4">Hroší kůže</text:h>
      <text:p text:style-name="P67">Tvoje kůže je <text:span text:style-name="T43">tuhá</text:span> a na omak hrubá. Když bojuješ beze zbroje, snižuješ si zranění o 1, jako kdybys měl lehkou zbroj. Když bojuješ v těžké zbroji, snižuješ si zranění o 2 a bojuješ, jako kdybys měl těžkou zbroj – házíš si tedy na obranu Fyzičkou místo Finesy. Na boj v těžké zbroji nemá <text:span text:style-name="T7">hroší kůže</text:span> vliv.</text:p>
      <text:h text:style-name="Heading_20_4" text:outline-level="4">Regenerace</text:h>
      <text:p text:style-name="P62">mistrovská schopnost</text:p>
      <text:p text:style-name="P65"><text:span text:style-name="T40">Po dobu několika minut po spuštění této schopnosti si každé kolo vyléčíš 1 život.<text:line-break/><text:tab/>Spuštění </text:span><text:span text:style-name="T10">regenerace</text:span> <text:span text:style-name="T40">zabere </text:span>jedno kolo, <text:span text:style-name="T40">ve</text:span> kterém si neházíš <text:span text:style-name="T7">na úspěch</text:span> a nemůžeš použít <text:span text:style-name="T7">plnou obranu</text:span>. <text:span text:style-name="T40">Spustit </text:span><text:span text:style-name="T10">regeneraci</text:span><text:span text:style-name="T40"> můžeš i před bojem. Znovu můžeš </text:span><text:span text:style-name="T10">regeneraci</text:span><text:span text:style-name="T40"> použít až poté, co se důkladně vyspíš.</text:span></text:p>
      <text:p text:style-name="P66"><text:soft-page-break/>/<text:span text:style-name="T41">* </text:span>TODO: Efekt ideálně jako <text:span text:style-name="T7">lek</text:span><text:span text:style-name="T10">t</text:span><text:span text:style-name="T7">var regenerace</text:span>. Otázka je, jak to omezit. Jednou za den? Nějakým rituálem?<text:line-break/>- <text:span text:style-name="T39">asi spánkem (před dalším použitím se musíš vyspat)<text:line-break/>- aktivace 1 kolo (můžeš i před bojem) */</text:span></text:p>
      <text:h text:style-name="Heading_20_3" text:outline-level="3">Schopnosti z DrD PPZ:</text:h>
      <text:p text:style-name="P50">zastrašení</text:p>
      <text:p text:style-name="Example">vícenásobné útoky (místo toho je <text:span text:style-name="T7">rychlý boj</text:span>)</text:p>
      <text:p text:style-name="Example">léčba vlastních zranění (místo toho je dovednost <text:span text:style-name="T7">ošetřování</text:span>)</text:p>
      <text:p text:style-name="Example">přesnost (zrušit)</text:p>
      <text:h text:style-name="P70" text:outline-level="3">Schopnosti z DrD PPP:</text:h>
      <text:p text:style-name="Example">Drtivost (jen bonusy)</text:p>
      <text:p text:style-name="Example">Průraznost (jen bonusy)</text:p>
      <text:p text:style-name="Example">Změna v bersekra</text:p>
      <text:p text:style-name="Example">Šerm (bonusy proti humanoidům)</text:p>
      <text:p text:style-name="Example">Útok z obrany</text:p>
      <text:h text:style-name="P68" text:outline-level="2"><text:span text:style-name="T3">H</text:span><text:span text:style-name="T2">raničář</text:span></text:h>
      <text:h text:style-name="P72" text:outline-level="3">Schopnosti z DrD PPZ:</text:h>
      <text:p text:style-name="Example">stopování (místo toho je dovednost)</text:p>
      <text:p text:style-name="Example">boj proti zvířatům (suchý bonus, zrušit)</text:p>
      <text:p text:style-name="Example"><text:span text:style-name="T2">pes (místo toho je </text:span><text:span text:style-name="T1">pouto se zvířetem</text:span><text:span text:style-name="T2">)</text:span></text:p>
      <text:p text:style-name="Example"><text:soft-page-break/>telekineze, telepatie, pyrokineze</text:p>
      <text:p text:style-name="P27">Kouzla:</text:p>
      <text:p text:style-name="Example">Mluv se zvířaty</text:p>
      <text:p text:style-name="Example">Najdi stopy (nebrat, přebíjí dovednost)</text:p>
      <text:p text:style-name="Example">Najdi zvíře</text:p>
      <text:p text:style-name="Example">Neutralizuj jed (nebrat, moc univerzální. Místo toho je zpomalení jedu)</text:p>
      <text:p text:style-name="Example">Uzdrav lehká zranění</text:p>
      <text:p text:style-name="Example">Uzdrav nemocného (hmm...)</text:p>
      <text:p text:style-name="Example">Uzdrav těžká zranění</text:p>
      <text:p text:style-name="Example">Zmam osobu (nebrat, divné a moc silné. Místo toho dát kouzla pocestných)</text:p>
      <text:h text:style-name="P70" text:outline-level="3">Schopnosti z DrD PP<text:span text:style-name="T23">P</text:span>:</text:h>
      <text:p text:style-name="P28">Kouzla:</text:p>
      <text:p text:style-name="Example">Chraň před dračím dechem</text:p>
      <text:p text:style-name="Example">Magické zrcadlo</text:p>
      <text:p text:style-name="Example">Odčaruj zkamenění (1.2)</text:p>
      <text:p text:style-name="P52">Ošetři zranění <text:span text:style-name="T26">chladem (1.2)</text:span></text:p>
      <text:p text:style-name="Example">Ošetři zranění kyselinou</text:p>
      <text:p text:style-name="P52">Ošetři zranění <text:span text:style-name="T26">ohněm (1.2)</text:span></text:p>
      <text:p text:style-name="Example">Telepatická ochrana</text:p>
      <text:p text:style-name="Example">Transfer <text:span text:style-name="T26">(1.2 – výměna povolání mezi chodcem a druidem, heh)</text:span></text:p>
      <text:p text:style-name="Example">Úder varování, Úder zloby, Úder nenávisti</text:p>
      <text:p text:style-name="Example"><text:soft-page-break/>Úkryt (přenos duše!)</text:p>
      <text:p text:style-name="Example">Vládni přirozeným věcem (kámen se odvalí, větev se ulomí... To je spíš druid)</text:p>
      <text:p text:style-name="Example">Zakletí (cíl musí poslechnout příkaz jako Spi! Mlč! Umři!)</text:p>
      <text:p text:style-name="P19">Druidská kouzla:</text:p>
      <text:p text:style-name="Example">Orientace (druid – provede družinu lesem stejně rychle, jako by šla po cestě. To by se hodilo i chodci)</text:p>
      <text:p text:style-name="Example">T<text:span text:style-name="T27">e</text:span>mnota (druid)</text:p>
      <text:p text:style-name="Example">Najdi bytost (druid)</text:p>
      <text:p text:style-name="Example">Láska lesa (druid)</text:p>
      <text:p text:style-name="Example">Hněv lesa (druid)</text:p>
      <text:p text:style-name="Example">Cit dřeva (druid, vycítí vodní zdroj)</text:p>
      <text:p text:style-name="Example">Cit vody (druid, vycítí, zda je pramen škodlivý)</text:p>
      <text:p text:style-name="Example">Cit země (druid, vycítí, zda jsou plody škodlivé)</text:p>
      <text:p text:style-name="Example">Cit kamene (druid, odhalí blízké jeskyně)</text:p>
      <text:p text:style-name="Example">Pouto krve (druid, uprosí zvíře, aby ho nedobíjelo)</text:p>
      <text:p text:style-name="Example">Pouto lásky (druid, oživí postavu, která mu byla drahá)</text:p>
      <text:p text:style-name="Example">Pouto života (druid, svěří se ochraně hvozdu)</text:p>
      <text:p text:style-name="P29">Druidovy schopnosti</text:p>
      <text:p text:style-name="Example">Boj se zvířaty</text:p>
      <text:p text:style-name="Example">Odvracení zvířat</text:p>
      <text:p text:style-name="Example">Očištění (když zabije zvíře)</text:p>
      <text:p text:style-name="Example">Druidská hůl (speciální zbraň)</text:p>
      <text:p text:style-name="Example"><text:soft-page-break/>Předpovídání počasí</text:p>
      <text:p text:style-name="P30">Chodcova flétna</text:p>
      <text:p text:style-name="Example">Tanči</text:p>
      <text:p text:style-name="Example">Buďte hrdinové (bonusy v boji)</text:p>
      <text:p text:style-name="Example">Zlepši výkon (zvýšení pravděpodobnosti úspěchu)</text:p>
      <text:p text:style-name="P29">Chodcovy schopnosti:</text:p>
      <text:p text:style-name="Example">Odhad přesvědčení (nebrat)</text:p>
      <text:p text:style-name="Example">Rychlý pochod</text:p>
      <text:p text:style-name="Example">Přesnost (+1 k útoku střelnou zbraní za cenu -1 k útočnosti)</text:p>
      <text:p text:style-name="Example">Rychlost (více útoků za kolo při střelbě)</text:p>
      <text:p text:style-name="Example">Hbitost (+1 k OČ)</text:p>
      <text:p text:style-name="Example">Ukrytí se (stealth ve volné přírodě)</text:p>
      <text:p text:style-name="Example">Umělé dýchání (první pomoc tomu, kdo se topil)</text:p>
      <text:p text:style-name="Example">Ochočování nestvůr (bonus +2 bez vysvětlení)</text:p>
      <text:p text:style-name="P19">Kouzla pocestných:</text:p>
      <text:p text:style-name="Example">Rozdělej oheň</text:p>
      <text:p text:style-name="Example">Ochrana před deštěm</text:p>
      <text:p text:style-name="Example">Ochrana před bouří</text:p>
      <text:p text:style-name="Example">Ochrana před vlky</text:p>
      <text:p text:style-name="Example">Ochrana před zimou</text:p>
      <text:p text:style-name="Example">Přivolej druida</text:p>
      <text:p text:style-name="P20">Chodcův meč:</text:p>
      <text:p text:style-name="Example"><text:soft-page-break/>Prasátko</text:p>
      <text:p text:style-name="Example">Transmutace kovu</text:p>
      <text:p text:style-name="Example">Odraž projektily</text:p>
      <text:p text:style-name="Example">Odraž šípy</text:p>
      <text:p text:style-name="Example">Svítící čepel</text:p>
      <text:p text:style-name="Example">Poškození zbraně</text:p>
      <text:p text:style-name="Example">Uspání démona</text:p>
      <text:p text:style-name="Example">Dvojitý sek</text:p>
      <text:p text:style-name="P21">Psychická kouzla:</text:p>
      <text:p text:style-name="Example">Uhrančivý pohled (chodcovy oči se rozzáří nepřirozeným vnitřním jasem, který každého naplní bázní nebo respektem).</text:p>
      <text:p text:style-name="Example">Odhal nevinu</text:p>
      <text:p text:style-name="Example">Odhal šizení</text:p>
      <text:p text:style-name="Example">Odveď pozornost (od tématu hovoru, eh)</text:p>
      <text:p text:style-name="Example">Uspi okolí</text:p>
      <text:p text:style-name="Example">Zrcadlo vzpomínek a melancholie (dočasně někomu zlepší přesvědčení)</text:p>
      <text:h text:style-name="P69" text:outline-level="2">Alchymista</text:h>
      <text:h text:style-name="P73" text:outline-level="3">Schopnosti z DrD PPZ:</text:h>
      <text:p text:style-name="P51">Odolnost vůči jedům</text:p>
      <text:p text:style-name="P51">Vidění magenergie (to asi chci)</text:p>
      <text:p text:style-name="P13"><text:span text:style-name="T4">Lektvary</text:span><text:span text:style-name="T2">:</text:span></text:p>
      <text:p text:style-name="P51"><text:soft-page-break/>Antigravitační cloumák (duplikuje levitaci)</text:p>
      <text:p text:style-name="P51">Čarovná rtuť</text:p>
      <text:p text:style-name="P51">Éterický olej <text:span text:style-name="T22">(znehmotnění. To zní spíš jako vzácný lektvar)</text:span></text:p>
      <text:p text:style-name="P51">Lektvar chladných vod (<text:span text:style-name="T22">odolnost proti ohni – to se asi hodí</text:span>)</text:p>
      <text:p text:style-name="P51">Lektvar mlhovina</text:p>
      <text:p text:style-name="P51">Lektvar obří síly</text:p>
      <text:p text:style-name="P51">Lektvar rudého kříže</text:p>
      <text:p text:style-name="P51">Lektvar vlády nad lykantropy</text:p>
      <text:p text:style-name="P51">Lektvar zmenšování</text:p>
      <text:p text:style-name="P51">Metamorfóza (asi spíš nebrat. I když...)</text:p>
      <text:p text:style-name="P51">Pavoučí lektvar</text:p>
      <text:p text:style-name="P51">Rychlost</text:p>
      <text:p text:style-name="P31">Svitky:</text:p>
      <text:p text:style-name="P35">(svitky by asi měl spíš psát kouzelník)</text:p>
      <text:p text:style-name="P51">Ochrana před ďábly</text:p>
      <text:p text:style-name="P51">Ochrana před nemrtvými</text:p>
      <text:p text:style-name="P51">Ochrana před neviděnými</text:p>
      <text:p text:style-name="P51">Ochrana před kouzly</text:p>
      <text:p text:style-name="P15">Gadgets:</text:p>
      <text:p text:style-name="P51">Detekční hůlka</text:p>
      <text:p text:style-name="P51">Lakmusový papírek</text:p>
      <text:p text:style-name="P51">Píšťalka (otevírá zamčené zámky)</text:p>
      <text:p text:style-name="P14"><text:soft-page-break/>Jedy:</text:p>
      <text:p text:style-name="P51">Černá zhouba</text:p>
      <text:p text:style-name="P51">Jablečná vůně</text:p>
      <text:p text:style-name="P51">Kurare</text:p>
      <text:p text:style-name="P51">Melenova pomsta</text:p>
      <text:p text:style-name="P14">Výbušniny:</text:p>
      <text:p text:style-name="P51">Bomba</text:p>
      <text:p text:style-name="P51">Ohnivá hlína</text:p>
      <text:p text:style-name="P24">Pak různé trvalé předměty, ale to asi nebrat.</text:p>
      <text:h text:style-name="P71" text:outline-level="3"><text:span text:style-name="T2">Schopnosti z DrD PP</text:span><text:span text:style-name="T5">P</text:span><text:span text:style-name="T2">:</text:span></text:h>
      <text:p text:style-name="P26"><text:span text:style-name="T6">S</text:span><text:span text:style-name="T2">ilnější léčivé lektvary (bílé hvězdy, modré hvězdy, horské rosy, chodce Jana)</text:span></text:p>
      <text:p text:style-name="P36">Welfovy lektvary (boostují vlastnosti – nebrat)</text:p>
      <text:p text:style-name="P36"/>
      <text:p text:style-name="P16"><text:span text:style-name="T6">T</text:span><text:span text:style-name="T2">heurg:</text:span></text:p>
      <text:p text:style-name="Example">Ovládání elementlů (gnómové, undiny, sylfy, salamandři)</text:p>
      <text:p text:style-name="Example">Astrální sféry (démoni, služby)</text:p>
      <text:p text:style-name="P32">Pyrofor:</text:p>
      <text:p text:style-name="Example">Rachejtle (obyčejné, hledající – naváděné na typ nestvůry nebo teplo, naváděné bleskem, naváděné terčem.</text:p>
      <text:p text:style-name="Example">Líčení pastí</text:p>
      <text:p text:style-name="Example"><text:soft-page-break/>Míchání jedů (tabulka, podle které se dá namíchat jed s různými účinky a různě detekovatelný – chutí, čichem, atd.</text:p>
      <text:h text:style-name="Heading_20_2" text:outline-level="2">Kouzelník</text:h>
      <text:h text:style-name="Heading_20_4" text:outline-level="4">Beranidlo</text:h>
      <text:p text:style-name="P25">Kouzlo způsobí efekt jako jedna rána beranidlem. Vyrazí tedy obyčejné dveře (na bytelné je obvykle potřeba víc ran), může někoho srazit, vyrazit mu dech, atd.</text:p>
      <text:p text:style-name="P25"/>
      <text:h text:style-name="P74" text:outline-level="3">Schopnosti z DrD PPZ:</text:h>
      <text:p text:style-name="Example">Vyvolání přítele</text:p>
      <text:p text:style-name="P59">Odvracení neviděných</text:p>
      <text:p text:style-name="P33">Kouzla:</text:p>
      <text:p text:style-name="Example">Dým</text:p>
      <text:p text:style-name="Example">Hyperprostor</text:p>
      <text:p text:style-name="Example">Hypnóza</text:p>
      <text:p text:style-name="Example">Levitace</text:p>
      <text:p text:style-name="Example">Magický štít</text:p>
      <text:p text:style-name="Example">Mágův velký mix</text:p>
      <text:p text:style-name="Example">Melen<text:span text:style-name="T23">in</text:span>a krása</text:p>
      <text:p text:style-name="Example">Metamorfóza</text:p>
      <text:p text:style-name="Example">Modré blesky</text:p>
      <text:p text:style-name="Example"><text:soft-page-break/>Montyho čardáš</text:p>
      <text:p text:style-name="Example">Najdi neviděné</text:p>
      <text:p text:style-name="Example">Nebezpečné ovoce</text:p>
      <text:p text:style-name="Example">Neviditelnost</text:p>
      <text:p text:style-name="Example">Oheň</text:p>
      <text:p text:style-name="Example">Ohnivý déšť</text:p>
      <text:p text:style-name="Example">Protoplazma</text:p>
      <text:p text:style-name="Example">Rychlost</text:p>
      <text:p text:style-name="Example">Sugesce</text:p>
      <text:p text:style-name="Example">Světlo</text:p>
      <text:p text:style-name="Example">Ticho</text:p>
      <text:p text:style-name="Example">Tma</text:p>
      <text:p text:style-name="Example"><text:span text:style-name="T23">V</text:span>odní dech</text:p>
      <text:p text:style-name="Example">Zaklep</text:p>
      <text:p text:style-name="Example">Zataras vchod (1.2)</text:p>
      <text:p text:style-name="Example">Zamkni</text:p>
      <text:p text:style-name="Example">Zelené blesky</text:p>
      <text:p text:style-name="Example">Zenerova karta</text:p>
      <text:p text:style-name="Example">Zlom kouzlo</text:p>
      <text:h text:style-name="P70" text:outline-level="3">Schopnosti z DrD PPP:</text:h>
      <text:p text:style-name="P17">Mág:</text:p>
      <text:p text:style-name="Example">Podrobování</text:p>
      <text:p text:style-name="Example"><text:soft-page-break/>Mentální souboj</text:p>
      <text:p text:style-name="P10">Kouzla:</text:p>
      <text:p text:style-name="Example">Bábelská rybka</text:p>
      <text:p text:style-name="Example">Beranidlo</text:p>
      <text:p text:style-name="Example">Bílá střela</text:p>
      <text:p text:style-name="Example">Břichomluvectví</text:p>
      <text:p text:style-name="P53">Cizí <text:span text:style-name="T28">jazyk (hlas vychází z libovolného místa v dosahu)</text:span></text:p>
      <text:p text:style-name="Example">Cizí oči</text:p>
      <text:p text:style-name="Example">Cizí uši</text:p>
      <text:p text:style-name="Example">Clona myšlenek</text:p>
      <text:p text:style-name="Example">Čarodějův zámek</text:p>
      <text:p text:style-name="Example">Černý blesk</text:p>
      <text:p text:style-name="Example">Čtení myšlenek</text:p>
      <text:p text:style-name="Example">Dubl</text:p>
      <text:p text:style-name="Example">Dveřník</text:p>
      <text:p text:style-name="Example">Fata morgána</text:p>
      <text:p text:style-name="Example">Fialové blesky <text:span text:style-name="T24">(1-3 cíle)</text:span></text:p>
      <text:p text:style-name="Example">Hromadná metamorfóza</text:p>
      <text:p text:style-name="Example">Hyperprostor II</text:p>
      <text:p text:style-name="Example">Kamenná zeď <text:span text:style-name="T29">(1.1)</text:span></text:p>
      <text:p text:style-name="Example">Kouzelná rušička <text:span text:style-name="T24">(brání v kouzlení)</text:span></text:p>
      <text:p text:style-name="P54">Ledová zeď <text:span text:style-name="T29">(1.1)</text:span></text:p>
      <text:p text:style-name="Example"><text:soft-page-break/>Leť</text:p>
      <text:p text:style-name="Example">Mrak smrti</text:p>
      <text:p text:style-name="Example">Najdi kouzla</text:p>
      <text:p text:style-name="Example">Najdi neviditelnost</text:p>
      <text:p text:style-name="Example">Najdi předmět</text:p>
      <text:p text:style-name="Example">Najdi zlo</text:p>
      <text:p text:style-name="P55">Neslyšitelnost (1.2)</text:p>
      <text:p text:style-name="P55">Neslyšitelnost do 4 sáhů (1.2)</text:p>
      <text:p text:style-name="Example">Neviditelnost do 4 sáhů</text:p>
      <text:p text:style-name="P55">Nevycítitelnost (1.2)</text:p>
      <text:p text:style-name="P55">Nevycítitelnost do 4 sáhů (1.2)</text:p>
      <text:p text:style-name="Example">Ohnivá koule</text:p>
      <text:p text:style-name="P57">Ohnivá zeď<text:span text:style-name="T29"> (1.2)</text:span></text:p>
      <text:p text:style-name="Example">Ochrana před šípy</text:p>
      <text:p text:style-name="Example">Oko</text:p>
      <text:p text:style-name="Example">Orxanův zámek</text:p>
      <text:p text:style-name="Example">Oživ neživého</text:p>
      <text:p text:style-name="Example">Pavučina <text:span text:style-name="T30">(1.1)</text:span></text:p>
      <text:p text:style-name="Example">Poslání</text:p>
      <text:p text:style-name="Example">Přelož</text:p>
      <text:p text:style-name="Example">Přelud nebezpečí <text:span text:style-name="T30">(1.1)</text:span></text:p>
      <text:p text:style-name="Example">Rozptyl kouzla</text:p>
      <text:p text:style-name="Example"><text:soft-page-break/>Rudé blesky <text:span text:style-name="T25">(1-6 cílů)</text:span></text:p>
      <text:p text:style-name="Example">Rychlý růst (to je spíš druid)</text:p>
      <text:p text:style-name="Example">Rychlé vadnutí <text:s/>(to je spíš druid)</text:p>
      <text:p text:style-name="Example">Svaž postavu</text:p>
      <text:p text:style-name="Example">Zabij</text:p>
      <text:p text:style-name="Example">Zaklep</text:p>
      <text:p text:style-name="P56"><text:span text:style-name="T30">Zamkni</text:span> (1.2)</text:p>
      <text:p text:style-name="Example">Zašifruj</text:p>
      <text:p text:style-name="Example">Zataras vchod <text:span text:style-name="T30">(1.1)</text:span></text:p>
      <text:p text:style-name="Example">Zdvojení (mirror image)</text:p>
      <text:p text:style-name="Example">Zesměšni</text:p>
      <text:p text:style-name="Example">Zmatek</text:p>
      <text:p text:style-name="Example">Zmiz</text:p>
      <text:p text:style-name="Example">Žluté blesky <text:span text:style-name="T30">(jen 1 cíl, ale nízká pravděpodonost zásahu)</text:span></text:p>
      <text:h text:style-name="Heading_20_2" text:outline-level="2">Zloděj</text:h>
      <text:h text:style-name="P74" text:outline-level="3">Schopnosti z DrD PPZ:</text:h>
      <text:p text:style-name="Example">Převleky (to je dovednost)</text:p>
      <text:p text:style-name="Example">Objevování mechanismů</text:p>
      <text:p text:style-name="Example">Objevování objektů</text:p>
      <text:p text:style-name="Example">Zneškodnění mechanismů</text:p>
      <text:p text:style-name="Example">Otevření objektů</text:p>
      <text:p text:style-name="Example"><text:soft-page-break/>Šplhání po zdech</text:p>
      <text:p text:style-name="Example">Tichý pohyb</text:p>
      <text:p text:style-name="Example">Schování se ve stínu</text:p>
      <text:p text:style-name="Example">Probodnutí ze zálohy</text:p>
      <text:p text:style-name="Example">Vybírání kapes</text:p>
      <text:h text:style-name="P70" text:outline-level="3"><text:span text:style-name="T2">Schopnosti z DrD PP</text:span><text:span text:style-name="T5">P</text:span><text:span text:style-name="T2">:</text:span></text:h>
      <text:p text:style-name="P18"><text:span text:style-name="T6">L</text:span><text:span text:style-name="T2">upič:</text:span></text:p>
      <text:p text:style-name="Example">Bonus na vrhací zbraně</text:p>
      <text:p text:style-name="Example">Škrtící šňůra <text:span text:style-name="T31">(1.1)</text:span></text:p>
      <text:p text:style-name="P58">Omráčení <text:span text:style-name="T31">(1.1)</text:span></text:p>
      <text:p text:style-name="P58">Útok otráveným trnem <text:span text:style-name="T31">(1.1)</text:span></text:p>
      <text:p text:style-name="Example">Nenápadnost (na to je dovednost)</text:p>
      <text:p text:style-name="Example">Boj beze zbraně</text:p>
      <text:p text:style-name="Example">Určení hodnoty pokladů</text:p>
      <text:p text:style-name="P22">Klíč</text:p>
      <text:p text:style-name="Example">Otevírání zámků, magické zamykání zámků, nastražení pasti v zámku, detekce magických zámků, detekce tajných vchodů (hučením)</text:p>
      <text:p text:style-name="P34">Sicco:</text:p>
      <text:p text:style-name="Example">Zabití (past na instakill)</text:p>
      <text:p text:style-name="Example">Odhad na lidi (odhadne povahu)</text:p>
      <text:p text:style-name="Example">Sí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8-14T15:42:55.844000000</dc:date>
    <meta:print-date>2113-01-01T00:00:00</meta:print-date>
    <meta:editing-cycles>21032</meta:editing-cycles>
    <meta:editing-duration>P62DT13H2M9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18" meta:paragraph-count="317" meta:word-count="1509" meta:character-count="9666" meta:non-whitespace-character-count="8463"/>
  </office:meta>
</office:document-meta>
</file>